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52in"/>
    </style:style>
    <style:style style:name="co2" style:family="table-column">
      <style:table-column-properties fo:break-before="auto" style:column-width="2.1102in"/>
    </style:style>
    <style:style style:name="co3" style:family="table-column">
      <style:table-column-properties fo:break-before="auto" style:column-width="2.0146in"/>
    </style:style>
    <style:style style:name="co4" style:family="table-column">
      <style:table-column-properties fo:break-before="auto" style:column-width="6.41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362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1.5311in" fo:break-before="auto" style:use-optimal-row-height="true"/>
    </style:style>
    <style:style style:name="ro3" style:family="table-row">
      <style:table-row-properties style:row-height="0.92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lfmar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verends Peres Fraiicisciaiis avec Monseigneur Bruchesi au centre.</text:p>
          </table:table-cell>
          <table:table-cell/>
          <table:table-cell table:style-name="ce2" office:value-type="float" office:value="1898" calcext:value-type="float">
            <text:p>1898</text:p>
          </table:table-cell>
          <table:table-cell table:style-name="ce5" office:value-type="string" calcext:value-type="string">
            <text:p>Français : Reverends Peres Fraiicisciaiis avec Monseigneur Bruchesi au centre.</text:p>
          </table:table-cell>
          <table:table-cell/>
          <table:table-cell office:value-type="string" calcext:value-type="string">
            <text:p>https://upload.wikimedia.org/wikipedia/commons/thumb/c/c7/Reverends_Peres_Fraiicisciaiis_avec_Monseigneur_Bruchesi_au_centre_%28HS85-10-10002%29_original.tif/lossy-page1-563px-Reverends_Peres_Fraiicisciaiis_avec_Monseigneur_Bruchesi_au_centre_%28HS85-10-10002%29_original.tif.jpg</text:p>
          </table:table-cell>
          <table:table-cell office:value-type="string" calcext:value-type="string">
            <text:p>Laprés et Laver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/>Her Excellency Lady Aberdeen.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string" calcext:value-type="string">
            <text:p>English: Her Excellency Lady Aberdeen.</text:p>
          </table:table-cell>
          <table:table-cell/>
          <table:table-cell office:value-type="string" calcext:value-type="string">
            <text:p>https://upload.wikimedia.org/wikipedia/commons/thumb/c/cc/Her_Excellency_Lady_Aberdeen_%28HS85-10-10178%29.jpg/861px-Her_Excellency_Lady_Aberdeen_%28HS85-10-10178%29.jpg</text:p>
          </table:table-cell>
          <table:table-cell table:style-name="ce2" office:value-type="string" calcext:value-type="string">
            <text:p>Stephen Joseph Thompson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is Excellency Lord Aberdeen</text:p>
          </table:table-cell>
          <table:table-cell table:style-name="Default"/>
          <table:table-cell office:value-type="float" office:value="1898" calcext:value-type="float">
            <text:p>1898</text:p>
          </table:table-cell>
          <table:table-cell table:style-name="ce1" office:value-type="string" calcext:value-type="string">
            <text:p>English: His Excellency Lord Aberdeen.</text:p>
          </table:table-cell>
          <table:table-cell table:style-name="ce2" office:value-type="string" calcext:value-type="string">
            <text:p>HS85/10/10177</text:p>
          </table:table-cell>
          <table:table-cell office:value-type="string" calcext:value-type="string">
            <text:p>https://upload.wikimedia.org/wikipedia/commons/thumb/2/21/His_Excellency_Lord_Aberdeen_%28HS85-10-10177%29.jpg/848px-His_Excellency_Lord_Aberdeen_%28HS85-10-10177%29.jpg</text:p>
          </table:table-cell>
          <table:table-cell office:value-type="string" calcext:value-type="string">
            <text:p>Stephen Joseph Thompson</text:p>
          </table:table-cell>
          <table:table-cell table:number-columns-repeated="1017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7:41:12.9933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30:06.456302000</meta:creation-date>
    <dc:date>2015-08-20T17:47:21.911792000</dc:date>
    <meta:editing-duration>PT15M49S</meta:editing-duration>
    <meta:editing-cycles>4</meta:editing-cycles>
    <meta:generator>LibreOffice/4.3.1.2$MacOSX_X86_64 LibreOffice_project/958349dc3b25111dbca392fbc281a05559ef6848</meta:generator>
    <meta:document-statistic meta:table-count="1" meta:cell-count="23" meta:object-count="0"/>
    <meta:user-defined meta:name=""/>
  </office:meta>
</office:document-meta>
</file>